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678cm"/>
    </style:style>
    <style:style style:name="co2" style:family="table-column">
      <style:table-column-properties fo:break-before="auto" style:column-width="10.463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nux commands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it commands</text:p>
          </table:table-cell>
          <table:table-cell office:value-type="string" calcext:value-type="string">
            <text:p>1.some confusion is there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PS diifferent case question </text:p>
          </table:table-cell>
          <table:table-cell office:value-type="string" calcext:value-type="string">
            <text:p>ex:bank, book assignment(Try to understand thoroughl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 chaining</text:p>
          </table:table-cell>
          <table:table-cell office:value-type="string" calcext:value-type="string">
            <text:p>practice questions</text:p>
          </table:table-cell>
          <table:table-cell office:value-type="string" calcext:value-type="string">
            <text:p>read pdf of OOPS</text:p>
          </table:table-cell>
          <table:table-cell/>
        </table:table-row>
        <table:table-row table:style-name="ro1">
          <table:table-cell office:value-type="string" calcext:value-type="string">
            <text:p>this super use case in inheritance</text:p>
          </table:table-cell>
          <table:table-cell office:value-type="string" calcext:value-type="string">
            <text:p>practice questions</text:p>
          </table:table-cell>
          <table:table-cell office:value-type="string" calcext:value-type="string">
            <text:p>read pdf of OOP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stract interface ex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ception PDF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xception handling specially cust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llection PDF</text:p>
          </table:table-cell>
          <table:table-cell/>
        </table:table-row>
        <table:table-row table:style-name="ro1">
          <table:table-cell office:value-type="string" calcext:value-type="string">
            <text:p>comparable and comparator concept in Collections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hod reference using construc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eam AP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DBC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 JD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er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 data JPA reposi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 rest a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 data mongo reposi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eka server and eureka cl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Template <text:s/>&amp; fiegn cl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server and client to access data from git 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 secu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to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gger,sonarl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W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bbitMQ, Kafka, Resttemplate, webclient,messaging stream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TRAINING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ow java code ru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,jvm,jre(jvm internal tiers and other dut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ton,factory,flyweight in st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rator pattern in stringbui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a class immu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ng of four patte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er patte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 specifier scope and usage with class/method/vari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a stringbuilder thread safe---&gt;synchroni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or design patte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l implementation of hashmap and hash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and map custom type storage using hash and equals f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fe cycle of thread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DL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DBC driver types and disadvantages of each except 4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s to execute a query in jdbc</text:p>
          </table:table-cell>
          <table:table-cell office:value-type="string" calcext:value-type="string">
            <text:p>can method reference work for non-functional interfaces too??</text:p>
          </table:table-cell>
          <table:table-cell office:value-type="string" calcext:value-type="string">
            <text:p>NO,will give error</text:p>
          </table:table-cell>
          <table:table-cell/>
        </table:table-row>
        <table:table-row table:style-name="ro1">
          <table:table-cell office:value-type="string" calcext:value-type="string">
            <text:p>JP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blo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 reco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ed 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stream ***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and time a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datatyp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gination,sor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eo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 kaf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 secu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w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Template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8:40:05.950909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23:58:24.057386594</meta:creation-date>
    <meta:generator>LibreOffice/6.4.7.2$Linux_X86_64 LibreOffice_project/40$Build-2</meta:generator>
    <dc:date>2023-10-12T21:54:50.232969342</dc:date>
    <meta:editing-duration>P25DT32M32S</meta:editing-duration>
    <meta:editing-cycles>37</meta:editing-cycles>
    <meta:document-statistic meta:table-count="1" meta:cell-count="72" meta:object-count="0"/>
  </office:meta>
</office:document-meta>
</file>